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C0000031FD760C3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5c8bb"/>
    </style:style>
    <style:style style:name="T1" style:family="text">
      <style:text-properties fo:font-size="20pt" fo:font-weight="bold" officeooo:rsid="0015c8bb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DATABASE ENTITY RELATIONSHIP DIAGRAM</text:span></text:p>
      <text:p text:style-name="Standard"/>
      <text:p text:style-name="Standard"><draw:frame draw:style-name="fr1" draw:name="Image1" text:anchor-type="char" svg:width="7.8744in" svg:height="8.2272in" draw:z-index="0"><draw:image xlink:href="Pictures/100000010000035C0000031FD760C37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6T14:32:24.531888673</meta:creation-date>
    <dc:date>2026-03-26T14:35:45.943640539</dc:date>
    <meta:editing-duration>PT3M22S</meta:editing-duration>
    <meta:editing-cycles>1</meta:editing-cycles>
    <meta:document-statistic meta:table-count="0" meta:image-count="1" meta:object-count="0" meta:page-count="1" meta:paragraph-count="1" meta:word-count="4" meta:character-count="36" meta:non-whitespace-character-count="33"/>
    <meta:generator>LibreOffice/24.2.7.2$Linux_X86_64 LibreOffice_project/420$Build-2</meta:generator>
  </office:meta>
</office:document-meta>
</file>